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8pt" style:font-size-asian="28pt" style:font-size-complex="28pt" style:text-underline-type="single" style:text-underline-style="solid" style:text-underline-width="auto" style:text-underline-mode="continuous"/>
    </style:style>
    <style:style style:name="P2" style:parent-style-name="Paragraphedeliste" style:list-style-name="LFO1" style:family="paragraph"/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Paragraphedeliste" style:list-style-name="LFO2" style:family="paragraph"/>
    <style:style style:name="P6" style:parent-style-name="Paragraphedeliste" style:list-style-name="LFO2" style:family="paragraph"/>
    <style:style style:name="P7" style:parent-style-name="Paragraphedeliste" style:list-style-name="LFO2" style:family="paragraph"/>
    <style:style style:name="P8" style:parent-style-name="Paragraphedeliste" style:list-style-name="LFO2" style:family="paragraph"/>
    <style:style style:name="P9" style:parent-style-name="Paragraphedeliste" style:list-style-name="LFO2" style:family="paragraph"/>
    <style:style style:name="P10" style:parent-style-name="Paragraphedeliste" style:list-style-name="LFO2" style:family="paragraph"/>
    <style:style style:name="P11" style:parent-style-name="Paragraphedeliste" style:list-style-name="LFO2" style:family="paragraph"/>
    <style:style style:name="P12" style:parent-style-name="Paragraphedeliste" style:list-style-name="LFO2" style:family="paragraph"/>
    <style:style style:name="P13" style:parent-style-name="Paragraphedeliste" style:list-style-name="LFO1" style:family="paragraph"/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Paragraphedeliste" style:list-style-name="LFO2" style:family="paragraph"/>
    <style:style style:name="P16" style:parent-style-name="Paragraphedeliste" style:family="paragraph">
      <style:paragraph-properties fo:margin-left="0.7416in">
        <style:tab-stops/>
      </style:paragraph-properties>
    </style:style>
  </office:automatic-styles>
  <office:body>
    <office:text text:use-soft-page-breaks="true">
      <text:p text:style-name="P1">Spécifications fonctionnelles</text:p>
      <text:p text:style-name="Normal"/>
      <text:p text:style-name="Normal">L’appli<text:s/>permet à un visiteur de réaliser des achats de livres.</text:p>
      <text:list text:style-name="LFO1" text:continue-numbering="true">
        <text:list-item>
          <text:p text:style-name="P2">Pour<text:s/><text:span text:style-name="T3">l’utilisateur<text:s/></text:span><text:span text:style-name="T4">non connecté</text:span>, l’appli permet :</text:p>
        </text:list-item>
      </text:list>
      <text:list text:style-name="LFO2" text:continue-numbering="true">
        <text:list-item>
          <text:p text:style-name="P5">Afficher :</text:p>
          <text:list text:continue-numbering="true">
            <text:list-item>
              <text:p text:style-name="P6">La liste de tous les livres</text:p>
            </text:list-item>
            <text:list-item>
              <text:p text:style-name="P7">La liste de tous les livres par thématique.</text:p>
            </text:list-item>
          </text:list>
        </text:list-item>
        <text:list-item>
          <text:p text:style-name="P8">Ajouter un livre à un panier.</text:p>
        </text:list-item>
        <text:list-item>
          <text:p text:style-name="P9">Afficher le panier.</text:p>
        </text:list-item>
        <text:list-item>
          <text:p text:style-name="P10">Modifier le panier.</text:p>
        </text:list-item>
        <text:list-item>
          <text:p text:style-name="P11">Supprimer le panier.</text:p>
        </text:list-item>
        <text:list-item>
          <text:p text:style-name="P12">De créer un compte client pour valider le panier.</text:p>
        </text:list-item>
      </text:list>
      <text:p text:style-name="Normal"/>
      <text:list text:style-name="LFO1" text:continue-numbering="true">
        <text:list-item>
          <text:p text:style-name="P13">Pour<text:s/><text:span text:style-name="T14">l’utilisateur connecté</text:span>, l’appli permet :</text:p>
        </text:list-item>
      </text:list>
      <text:list text:style-name="LFO2" text:continue-numbering="true">
        <text:list-item>
          <text:p text:style-name="P15">Valider le panier en passant commande.</text:p>
        </text:list-item>
      </text:list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 LEFORT</meta:initial-creator>
    <dc:creator>Jean Charles  DUFFAU</dc:creator>
    <meta:creation-date>2022-03-30T06:49:00Z</meta:creation-date>
    <dc:date>2022-04-26T12:57:00Z</dc:date>
    <meta:template xlink:href="Normal" xlink:type="simple"/>
    <meta:editing-cycles>2</meta:editing-cycles>
    <meta:editing-duration>PT8700S</meta:editing-duration>
    <meta:document-statistic meta:page-count="1" meta:paragraph-count="1" meta:word-count="70" meta:character-count="454" meta:row-count="3" meta:non-whitespace-character-count="385"/>
  </office:meta>
</office:document-meta>
</file>